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80.8mm"/>
    </style:style>
    <style:style style:name="co18" style:family="table-column">
      <style:table-column-properties fo:break-before="auto" style:column-width="24.87mm"/>
    </style:style>
    <style:style style:name="co20" style:family="table-column">
      <style:table-column-properties fo:break-before="auto" style:column-width="89.85mm"/>
    </style:style>
    <style:style style:name="co6" style:family="table-column">
      <style:table-column-properties fo:break-before="auto" style:column-width="41.24mm"/>
    </style:style>
    <style:style style:name="co7" style:family="table-column">
      <style:table-column-properties fo:break-before="auto" style:column-width="15.73mm"/>
    </style:style>
    <style:style style:name="co8" style:family="table-column">
      <style:table-column-properties fo:break-before="auto" style:column-width="19.98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35.17mm"/>
    </style:style>
    <style:style style:name="co12" style:family="table-column">
      <style:table-column-properties fo:break-before="auto" style:column-width="33.67mm"/>
    </style:style>
    <style:style style:name="co13" style:family="table-column">
      <style:table-column-properties fo:break-before="auto" style:column-width="62.51mm"/>
    </style:style>
    <style:style style:name="co14" style:family="table-column">
      <style:table-column-properties fo:break-before="auto" style:column-width="68.7mm"/>
    </style:style>
    <style:style style:name="co15" style:family="table-column">
      <style:table-column-properties fo:break-before="auto" style:column-width="42.1mm"/>
    </style:style>
    <style:style style:name="co19" style:family="table-column">
      <style:table-column-properties fo:break-before="auto" style:column-width="27.94mm"/>
    </style:style>
    <style:style style:name="co21" style:family="table-column">
      <style:table-column-properties fo:break-before="auto" style:column-width="39.78mm"/>
    </style:style>
    <style:style style:name="co22" style:family="table-column">
      <style:table-column-properties fo:break-before="auto" style:column-width="40.82mm"/>
    </style:style>
    <style:style style:name="co23" style:family="table-column">
      <style:table-column-properties fo:break-before="auto" style:column-width="58.26mm"/>
    </style:style>
    <style:style style:name="co24" style:family="table-column">
      <style:table-column-properties fo:break-before="auto" style:column-width="34.66mm"/>
    </style:style>
    <style:style style:name="co25" style:family="table-column">
      <style:table-column-properties fo:break-before="auto" style:column-width="50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#dddddd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ffff" fo:border="0.06pt solid #000000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#eeeeee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number-columns-repeated="9" table:default-cell-style-name="Default"/>
        <table:table-row table:style-name="ro1">
          <table:table-cell table:style-name="ce10"/>
          <table:table-cell table:number-columns-repeated="3"/>
          <table:table-cell table:style-name="ce27" office:value-type="string" calcext:value-type="string">
            <text:p>aller</text:p>
          </table:table-cell>
          <table:table-cell table:style-name="ce27" office:value-type="string" calcext:value-type="string">
            <text:p>ouvrir</text:p>
          </table:table-cell>
          <table:table-cell table:style-name="ce27" office:value-type="string" calcext:value-type="string">
            <text:p>fermer</text:p>
          </table:table-cell>
          <table:table-cell table:style-name="ce27" office:value-type="string" calcext:value-type="string">
            <text:p>manger</text:p>
          </table:table-cell>
          <table:table-cell table:style-name="ce27" office:value-type="string" calcext:value-type="string">
            <text:p>dormir</text:p>
          </table:table-cell>
          <table:table-cell table:style-name="ce27" office:value-type="string" calcext:value-type="string">
            <text:p>regarder, observer</text:p>
          </table:table-cell>
          <table:table-cell table:style-name="ce27" office:value-type="string" calcext:value-type="string">
            <text:p>prendre, ramasser, saisir</text:p>
          </table:table-cell>
          <table:table-cell table:style-name="ce27" office:value-type="string" calcext:value-type="string">
            <text:p>remplir</text:p>
          </table:table-cell>
          <table:table-cell table:style-name="ce27" office:value-type="string" calcext:value-type="string">
            <text:p>boire</text:p>
          </table:table-cell>
          <table:table-cell table:style-name="ce27" office:value-type="string" calcext:value-type="string">
            <text:p>déplacer</text:p>
          </table:table-cell>
          <table:table-cell table:style-name="ce27" office:value-type="string" calcext:value-type="string">
            <text:p>lire</text:p>
          </table:table-cell>
          <table:table-cell table:style-name="ce27" office:value-type="string" calcext:value-type="string">
            <text:p>couper</text:p>
          </table:table-cell>
          <table:table-cell table:style-name="ce27" office:value-type="string" calcext:value-type="string">
            <text:p>entrer</text:p>
          </table:table-cell>
          <table:table-cell table:style-name="ce27" office:value-type="string" calcext:value-type="string">
            <text:p>jeter, bazarder</text:p>
          </table:table-cell>
          <table:table-cell table:style-name="ce27" office:value-type="string" calcext:value-type="string">
            <text:p>équiper, mettre</text:p>
          </table:table-cell>
          <table:table-cell table:style-name="ce27" office:value-type="string" calcext:value-type="string">
            <text:p>déséquiper, enlever</text:p>
          </table:table-cell>
          <table:table-cell table:style-name="ce27" office:value-type="string" calcext:value-type="string">
            <text:p>écouter</text:p>
          </table:table-cell>
          <table:table-cell table:style-name="ce27" office:value-type="string" calcext:value-type="string">
            <text:p>continuer</text:p>
          </table:table-cell>
          <table:table-cell table:style-name="ce27" office:value-type="string" calcext:value-type="string">
            <text:p>sortir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7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4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style-name="ce28" office:value-type="string" calcext:value-type="string">
            <text:p>par ou</text:p>
          </table:table-cell>
        </table:table-row>
        <table:table-row table:style-name="ro5">
          <table:table-cell table:style-name="Default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5" office:value-type="string" calcext:value-type="string">
            <text:p>Valeur(1)</text:p>
          </table:table-cell>
          <table:table-cell table:style-name="ce29"/>
          <table:table-cell table:style-name="ce29" office:value-type="string" calcext:value-type="string">
            <text:p>ITEM contient peut être des choses utiles.</text:p>
          </table:table-cell>
          <table:table-cell table:style-name="ce29"/>
          <table:table-cell table:style-name="ce29" office:value-type="string" calcext:value-type="string">
            <text:p>ITEM à l’air comestible</text:p>
          </table:table-cell>
          <table:table-cell table:style-name="ce29" office:value-type="string" calcext:value-type="string">
            <text:p>ITEM sera bien pour prendre un peu de repos</text:p>
          </table:table-cell>
          <table:table-cell table:style-name="ce29"/>
          <table:table-cell table:style-name="ce29" office:value-type="string" calcext:value-type="string">
            <text:p>on dirait que ITEM peut rentrer dans votre sac</text:p>
          </table:table-cell>
          <table:table-cell table:style-name="ce29" office:value-type="string" calcext:value-type="string">
            <text:p>ITEM peut peut être remplir quelque chose d’eau</text:p>
          </table:table-cell>
          <table:table-cell table:style-name="ce29" office:value-type="string" calcext:value-type="string">
            <text:p>ITEM peut être bon pour se déshydrater un peu…</text:p>
          </table:table-cell>
          <table:table-cell table:style-name="ce29"/>
          <table:table-cell table:style-name="ce29" office:value-type="string" calcext:value-type="string">
            <text:p>ITEM pourra vous enseigner une chose ou deux.</text:p>
          </table:table-cell>
          <table:table-cell table:style-name="ce29" table:number-columns-repeated="8"/>
        </table:table-row>
        <table:table-row table:style-name="ro1">
          <table:table-cell table:style-name="ce12" office:value-type="string" calcext:value-type="string">
            <text:p>verbe seul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0"/>
          <table:table-cell table:style-name="ce33"/>
          <table:table-cell table:style-name="ce32" office:value-type="string" calcext:value-type="string">
            <text:p>CLOSECONTAINER</text:p>
          </table:table-cell>
          <table:table-cell table:style-name="ce33"/>
          <table:table-cell table:style-name="ce33" office:value-type="string" calcext:value-type="string">
            <text:p>// dormir par terre</text:p>
          </table:table-cell>
          <table:table-cell table:style-name="ce33" office:value-type="string" calcext:value-type="string">
            <text:p>// description précise des lieux</text:p>
          </table:table-cell>
          <table:table-cell table:style-name="ce33" table:number-columns-repeated="11"/>
          <table:table-cell table:style-name="ce33" office:value-type="string" calcext:value-type="string">
            <text:p>MOVEREL(0)</text:p>
          </table:table-cell>
          <table:table-cell table:style-name="ce33"/>
        </table:table-row>
        <table:table-row table:style-name="ro1">
          <table:table-cell table:style-name="ce12" office:value-type="string" calcext:value-type="string">
            <text:p>nord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0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nord-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1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2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sud-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3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sud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4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sud-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5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6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nord-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7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devan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0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droit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2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derriè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4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gauch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6)</text:p>
          </table:table-cell>
          <table:table-cell table:style-name="ce32" table:number-columns-repeated="18"/>
        </table:table-row>
        <table:table-row table:style-name="ro1">
          <table:table-cell table:style-name="ce12" office:value-type="string" calcext:value-type="string">
            <text:p>inventai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sac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alentours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port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ENTER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number-columns-repeated="2" table:style-name="ce32" office:value-type="string" calcext:value-type="string">
            <text:p>ENTER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hampign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flaqu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)</text:p>
          </table:table-cell>
          <table:table-cell table:style-name="ce32" table:number-columns-repeated="10"/>
        </table:table-row>
        <table:table-row table:style-name="ro1">
          <table:table-cell table:style-name="ce12" office:value-type="string" calcext:value-type="string">
            <text:p>li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4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gourde plein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5)/ADDTOINVENTORY(gourde vide)/REMOVEFROMINVENTORY(gourde pleine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gourde vi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office:value-type="string" calcext:value-type="string">
            <text:p>REQUIRE(évier,douche,cuvette)/REMOVEFROMINVENTORY(gourde vide)/ADDTOINVENTORY(gourde pleine)/DISPLAY(La gourde est maintenant pleine)</text:p>
          </table:table-cell>
          <table:table-cell table:style-name="ce32" table:number-columns-repeated="5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évie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0"/>
        </table:table-row>
        <table:table-row table:style-name="ro1">
          <table:table-cell table:style-name="ce12" office:value-type="string" calcext:value-type="string">
            <text:p>douch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0"/>
        </table:table-row>
        <table:table-row table:style-name="ro1">
          <table:table-cell table:style-name="ce12" office:value-type="string" calcext:value-type="string">
            <text:p>cuvett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0"/>
        </table:table-row>
        <table:table-row table:style-name="ro1">
          <table:table-cell table:style-name="ce12" office:value-type="string" calcext:value-type="string">
            <text:p>lett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GIVECLUE</text:p>
          </table:table-cell>
          <table:table-cell table:style-name="ce32" table:number-columns-repeated="4"/>
          <table:table-cell table:style-name="ce32" office:value-type="string" calcext:value-type="string">
            <text:p>GIVECLUE</text:p>
          </table:table-cell>
          <table:table-cell table:style-name="ce32" table:number-columns-repeated="8"/>
        </table:table-row>
        <table:table-row table:style-name="ro1">
          <table:table-cell table:style-name="ce12" office:value-type="string" calcext:value-type="string">
            <text:p>tableau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 table:number-columns-repeated="9"/>
        </table:table-row>
        <table:table-row table:style-name="ro1">
          <table:table-cell table:style-name="ce12" office:value-type="string" calcext:value-type="string">
            <text:p>arb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/>
          <table:table-cell table:number-columns-repeated="2" table:style-name="ce32" office:value-type="string" calcext:value-type="string">
            <text:p>DISPLAY(L’arbre s’écroule par terre)/REMOVEFROMTILE(arbre)/ADDTOTILE(bûche,5)/ADDTOTILE(petit bois,10)</text:p>
          </table:table-cell>
          <table:table-cell table:style-name="ce32" table:number-columns-repeated="6"/>
        </table:table-row>
        <table:table-row table:style-name="ro1">
          <table:table-cell table:style-name="ce12" office:value-type="string" calcext:value-type="string">
            <text:p>bû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4"/>
          <table:table-cell table:number-columns-repeated="2" table:style-name="ce32" office:value-type="string" calcext:value-type="string">
            <text:p>DISPLAY(Vous découpez la bûche en plusieurs morceaux)/ADDTOTILE(petit bois,3)</text:p>
          </table:table-cell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ran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tomat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rocoli pourri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omm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anan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outeille de lai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outeille de lait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3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ai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ain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outeille d’eau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10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aro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arotte douteus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onserve de vian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4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onserve de toma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onserve de thon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annette de soda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3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ou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serpilli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pel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clé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roma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rec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manue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journa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magazin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dolla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lecteur mp3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oupé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styl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uill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fourch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ass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o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ver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épong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arfum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canard en plastiqu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serv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dentifric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rosse à dent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(weapon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téléviseu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tabl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canapé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2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horlog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ISPLAYTIMEOFDAY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fenêtre ouvert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(La fenêtre est déjà ouverte)</text:p>
          </table:table-cell>
          <table:table-cell table:style-name="ce32" office:value-type="string" calcext:value-type="string">
            <text:p>DISPLAY(Vous fermez la fenêtre)/REMOVEFROMTILE(fenêtre ouverte)/ADDTOTILE(fenêtre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Vous sortez pas la fenêtre)/EXITBYWINDOW</text:p>
          </table:table-cell>
        </table:table-row>
        <table:table-row table:style-name="ro1">
          <table:table-cell table:style-name="ce12" office:value-type="string" calcext:value-type="string">
            <text:p>fenêtre fermé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(Vous ouvrez la fenêtre)/REMOVEFROMTILE(fenêtre fermée)/ADDTOTILE(fenêtre ouverte)</text:p>
          </table:table-cell>
          <table:table-cell table:style-name="ce32" office:value-type="string" calcext:value-type="string">
            <text:p>DISPLAY(La fenêtre est déjà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La fenêtre est fermée, impossible de passer)</text:p>
          </table:table-cell>
        </table:table-row>
        <table:table-row table:style-name="ro1">
          <table:table-cell table:style-name="ce12" office:value-type="string" calcext:value-type="string">
            <text:p>téléphon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ordinateu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radio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2"/>
          <table:table-cell table:style-name="ce32" office:value-type="string" calcext:value-type="string">
            <text:p>GIVECLUE</text:p>
          </table:table-cell>
          <table:table-cell table:style-name="ce32" table:number-columns-repeated="2"/>
        </table:table-row>
        <table:table-row table:style-name="ro1">
          <table:table-cell table:style-name="ce12" office:value-type="string" calcext:value-type="string">
            <text:p>appareil ph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voitur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bâteau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pantal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ttom)</text:p>
          </table:table-cell>
          <table:table-cell table:style-name="ce32" office:value-type="string" calcext:value-type="string">
            <text:p>UNEQUIP(bottom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t-shir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ves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man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chaussures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feet)</text:p>
          </table:table-cell>
          <table:table-cell table:style-name="ce32" office:value-type="string" calcext:value-type="string">
            <text:p>UNEQUIP(feet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lunettes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mont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casque m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machine à laver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3"/>
        </table:table-row>
        <table:table-row table:style-name="ro1">
          <table:table-cell table:style-name="ce12" office:value-type="string" calcext:value-type="string">
            <text:p>bougi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lampe tor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misc)</text:p>
          </table:table-cell>
          <table:table-cell table:style-name="ce32" office:value-type="string" calcext:value-type="string">
            <text:p>UNEQUIP(misc)</text:p>
          </table:table-cell>
          <table:table-cell table:style-name="ce32" table:number-columns-repeated="3"/>
        </table:table-row>
        <table:table-row table:style-name="ro1">
          <table:table-cell table:style-name="ce12" office:value-type="string" calcext:value-type="string">
            <text:p>rouleau de scotch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vis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papie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bai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5"/>
        </table:table-row>
        <table:table-row table:style-name="ro1">
          <table:table-cell table:style-name="ce12" office:value-type="string" calcext:value-type="string">
            <text:p>lavabo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/>
          <table:table-cell table:style-name="ce32" office:value-type="string" calcext:value-type="string">
            <text:p>REQUIRE(évier,douche,cuvette)/REMOVEFROMINVENTORY(gourde vide)/ADDTOINVENTORY(gourde pleine)/DISPLAY(La gourde est maintenant pleine)</text:p>
          </table:table-cell>
          <table:table-cell table:style-name="ce32" office:value-type="string" calcext:value-type="string">
            <text:p>DRINK(10)</text:p>
          </table:table-cell>
          <table:table-cell table:style-name="ce32" table:number-columns-repeated="10"/>
        </table:table-row>
        <table:table-row table:style-name="ro1">
          <table:table-cell table:style-name="Default"/>
          <table:table-cell table:number-columns-repeated="22"/>
        </table:table-row>
        <table:table-row table:style-name="ro1" table:number-rows-repeated="104847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ontainers &amp; Verbs" table:style-name="ta1">
        <office:forms form:automatic-focus="false" form:apply-design-mode="false"/>
        <table:table-column table:style-name="co11" table:default-cell-style-name="ce12"/>
        <table:table-column table:style-name="co21" table:default-cell-style-name="ce19"/>
        <table:table-column table:style-name="co9" table:default-cell-style-name="ce24"/>
        <table:table-column table:style-name="co9" table:default-cell-style-name="ce26"/>
        <table:table-column table:style-name="co9" table:default-cell-style-name="ce32"/>
        <table:table-column table:style-name="co10" table:default-cell-style-name="ce32"/>
        <table:table-column table:style-name="co12" table:number-columns-repeated="6" table:default-cell-style-name="ce32"/>
        <table:table-column table:style-name="co22" table:default-cell-style-name="ce32"/>
        <table:table-column table:style-name="co19" table:number-columns-repeated="3" table:default-cell-style-name="ce32"/>
        <table:table-column table:style-name="co11" table:number-columns-repeated="7" table:default-cell-style-name="ce32"/>
        <table:table-row table:style-name="ro1">
          <table:table-cell table:style-name="ce34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5" office:value-type="string" calcext:value-type="string">
            <text:p>Valeur(1)</text:p>
          </table:table-cell>
          <table:table-cell table:style-name="ce35" table:formula="of:=['Items &amp; Verbs'.E1]" office:value-type="string" office:string-value="aller" calcext:value-type="string">
            <text:p>aller</text:p>
          </table:table-cell>
          <table:table-cell table:style-name="ce35" table:formula="of:=['Items &amp; Verbs'.F1]" office:value-type="string" office:string-value="ouvrir" calcext:value-type="string">
            <text:p>ouvrir</text:p>
          </table:table-cell>
          <table:table-cell table:style-name="ce35" table:formula="of:=['Items &amp; Verbs'.G1]" office:value-type="string" office:string-value="fermer" calcext:value-type="string">
            <text:p>fermer</text:p>
          </table:table-cell>
          <table:table-cell table:style-name="ce35" table:formula="of:=['Items &amp; Verbs'.H1]" office:value-type="string" office:string-value="manger" calcext:value-type="string">
            <text:p>manger</text:p>
          </table:table-cell>
          <table:table-cell table:style-name="ce35" table:formula="of:=['Items &amp; Verbs'.I1]" office:value-type="string" office:string-value="dormir" calcext:value-type="string">
            <text:p>dormir</text:p>
          </table:table-cell>
          <table:table-cell table:style-name="ce35" table:formula="of:=['Items &amp; Verbs'.J1]" office:value-type="string" office:string-value="regarder, observer" calcext:value-type="string">
            <text:p>regarder, observer</text:p>
          </table:table-cell>
          <table:table-cell table:style-name="ce35" table:formula="of:=['Items &amp; Verbs'.K1]" office:value-type="string" office:string-value="prendre, ramasser, saisir" calcext:value-type="string">
            <text:p>prendre, ramasser, saisir</text:p>
          </table:table-cell>
          <table:table-cell table:style-name="ce35" table:formula="of:=['Items &amp; Verbs'.L1]" office:value-type="string" office:string-value="remplir" calcext:value-type="string">
            <text:p>remplir</text:p>
          </table:table-cell>
          <table:table-cell table:style-name="ce35" table:formula="of:=['Items &amp; Verbs'.M1]" office:value-type="string" office:string-value="boire" calcext:value-type="string">
            <text:p>boire</text:p>
          </table:table-cell>
          <table:table-cell table:style-name="ce35" table:formula="of:=['Items &amp; Verbs'.N1]" office:value-type="string" office:string-value="déplacer" calcext:value-type="string">
            <text:p>déplacer</text:p>
          </table:table-cell>
          <table:table-cell table:style-name="ce35" table:formula="of:=['Items &amp; Verbs'.O1]" office:value-type="string" office:string-value="lire" calcext:value-type="string">
            <text:p>lire</text:p>
          </table:table-cell>
          <table:table-cell table:style-name="ce35" table:formula="of:=['Items &amp; Verbs'.P1]" office:value-type="string" office:string-value="couper" calcext:value-type="string">
            <text:p>couper</text:p>
          </table:table-cell>
          <table:table-cell table:style-name="ce35" table:formula="of:=['Items &amp; Verbs'.Q1]" office:value-type="string" office:string-value="entrer" calcext:value-type="string">
            <text:p>entrer</text:p>
          </table:table-cell>
          <table:table-cell table:style-name="ce35" table:formula="of:=['Items &amp; Verbs'.R1]" office:value-type="string" office:string-value="jeter, bazarder" calcext:value-type="string">
            <text:p>jeter, bazarder</text:p>
          </table:table-cell>
          <table:table-cell table:style-name="ce35" table:formula="of:=['Items &amp; Verbs'.S1]" office:value-type="string" office:string-value="équiper, mettre" calcext:value-type="string">
            <text:p>équiper, mettre</text:p>
          </table:table-cell>
          <table:table-cell table:style-name="ce35" table:formula="of:=['Items &amp; Verbs'.T1]" office:value-type="string" office:string-value="déséquiper, enlever" calcext:value-type="string">
            <text:p>déséquiper, enlever</text:p>
          </table:table-cell>
          <table:table-cell table:style-name="ce35" table:formula="of:=['Items &amp; Verbs'.U1]" office:value-type="string" office:string-value="écouter" calcext:value-type="string">
            <text:p>écouter</text:p>
          </table:table-cell>
          <table:table-cell table:style-name="ce35" table:formula="of:=['Items &amp; Verbs'.V1]" office:value-type="string" office:string-value="continuer" calcext:value-type="string">
            <text:p>continuer</text:p>
          </table:table-cell>
          <table:table-cell table:style-name="ce35" table:formula="of:=['Items &amp; Verbs'.W1]" office:value-type="string" office:string-value="sortir" calcext:value-type="string">
            <text:p>sortir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office:value-type="string" calcext:value-type="string">
            <text:p>TAK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3"/>
        </table:table-row>
      </table:table>
      <table:table table:name="Items Appear Rates" table:style-name="ta1">
        <office:forms form:automatic-focus="false" form:apply-design-mode="false"/>
        <table:table-column table:style-name="co23" table:default-cell-style-name="ce12"/>
        <table:table-column table:style-name="co11" table:number-columns-repeated="24" table:default-cell-style-name="ce32"/>
        <table:table-column table:style-name="co24" table:default-cell-style-name="ce32"/>
        <table:table-column table:style-name="co11" table:number-columns-repeated="8" table:default-cell-style-name="ce32"/>
        <table:table-column table:style-name="co11" table:number-columns-repeated="989" table:default-cell-style-name="Default"/>
        <table:table-row table:style-name="ro1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38" table:number-columns-repeated="984"/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5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6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7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8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9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20]" office:value-type="string" office:string-value="porte" calcext:value-type="string">
            <text:p>porte</text:p>
          </table:table-cell>
          <table:table-cell table:number-columns-repeated="16"/>
          <table:table-cell table:number-columns-repeated="4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formula="of:=['Items &amp; Verbs'.A21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formula="of:=['Items &amp; Verbs'.A22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'Items &amp; Verbs'.A23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'Items &amp; Verbs'.A24]" office:value-type="string" office:string-value="gourde pleine" calcext:value-type="string">
            <text:p>gourde plein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formula="of:=['Items &amp; Verbs'.A25]" office:value-type="string" office:string-value="gourde vide" calcext:value-type="string">
            <text:p>gourde vid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26]" office:value-type="string" office:string-value="évier" calcext:value-type="string">
            <text:p>évier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formula="of:=['Items &amp; Verbs'.A27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formula="of:=['Items &amp; Verbs'.A28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 table:formula="of:=['Items &amp; Verbs'.A29]" office:value-type="string" office:string-value="lettre" calcext:value-type="string">
            <text:p>lettre</text:p>
          </table:table-cell>
          <table:table-cell table:number-columns-repeated="1022"/>
        </table:table-row>
        <table:table-row table:style-name="ro1">
          <table:table-cell table:formula="of:=['Items &amp; Verbs'.A30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31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1015"/>
        </table:table-row>
        <table:table-row table:style-name="ro1">
          <table:table-cell table:formula="of:=['Items &amp; Verbs'.A32]" office:value-type="string" office:string-value="bûche" calcext:value-type="string">
            <text:p>bûche</text:p>
          </table:table-cell>
          <table:table-cell table:number-columns-repeated="5"/>
          <table:table-cell table:style-name="ce3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33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34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5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6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7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8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9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0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41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42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formula="of:=['Items &amp; Verbs'.A43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4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5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6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7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8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9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50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formula="of:=['Items &amp; Verbs'.A51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'Items &amp; Verbs'.A52]" office:value-type="string" office:string-value="clé" calcext:value-type="string">
            <text:p>clé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formula="of:=['Items &amp; Verbs'.A53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54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formula="of:=['Items &amp; Verbs'.A55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6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7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8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59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60]" office:value-type="string" office:string-value="poupée" calcext:value-type="string">
            <text:p>poupée</text:p>
          </table:table-cell>
          <table:table-cell table:number-columns-repeated="1022"/>
        </table:table-row>
        <table:table-row table:style-name="ro1">
          <table:table-cell table:formula="of:=['Items &amp; Verbs'.A61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formula="of:=['Items &amp; Verbs'.A62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3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4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5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6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7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68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69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70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formula="of:=['Items &amp; Verbs'.A71]" office:value-type="string" office:string-value="dentifrice" calcext:value-type="string">
            <text:p>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72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73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formula="of:=['Items &amp; Verbs'.A74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75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formula="of:=['Items &amp; Verbs'.A76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77]" office:value-type="string" office:string-value="fenêtre ouverte" calcext:value-type="string">
            <text:p>fenêtre ouvert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formula="of:=['Items &amp; Verbs'.A78]" office:value-type="string" office:string-value="fenêtre fermée" calcext:value-type="string">
            <text:p>fenêtre fermé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formula="of:=['Items &amp; Verbs'.A79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80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81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82]" office:value-type="string" office:string-value="appareil photo" calcext:value-type="string">
            <text:p>appareil photo</text:p>
          </table:table-cell>
          <table:table-cell table:number-columns-repeated="1022"/>
        </table:table-row>
        <table:table-row table:style-name="ro1">
          <table:table-cell table:formula="of:=['Items &amp; Verbs'.A83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&amp; Verbs'.A84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&amp; Verbs'.A85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6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7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8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9]" office:value-type="string" office:string-value="chaussures" calcext:value-type="string">
            <text:p>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90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91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92]" office:value-type="string" office:string-value="casque moto" calcext:value-type="string">
            <text:p>casque moto</text:p>
          </table:table-cell>
          <table:table-cell table:number-columns-repeated="1022"/>
        </table:table-row>
        <table:table-row table:style-name="ro1">
          <table:table-cell table:formula="of:=['Items &amp; Verbs'.A93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94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95]" office:value-type="string" office:string-value="lampe torche" calcext:value-type="string">
            <text:p>lampe torche</text:p>
          </table:table-cell>
          <table:table-cell table:number-columns-repeated="1022"/>
        </table:table-row>
        <table:table-row table:style-name="ro1">
          <table:table-cell table:formula="of:=['Items &amp; Verbs'.A96]" office:value-type="string" office:string-value="rouleau de scotch" calcext:value-type="string">
            <text:p>rouleau de scotch</text:p>
          </table:table-cell>
          <table:table-cell table:number-columns-repeated="1022"/>
        </table:table-row>
        <table:table-row table:style-name="ro1">
          <table:table-cell table:formula="of:=['Items &amp; Verbs'.A97]" office:value-type="string" office:string-value="vise" calcext:value-type="string">
            <text:p>vise</text:p>
          </table:table-cell>
          <table:table-cell table:number-columns-repeated="1022"/>
        </table:table-row>
        <table:table-row table:style-name="ro1">
          <table:table-cell table:formula="of:=['Items &amp; Verbs'.A98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99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1015"/>
        </table:table-row>
        <table:table-row table:style-name="ro1">
          <table:table-cell table:formula="of:=['Items &amp; Verbs'.A100]" office:value-type="string" office:string-value="lavabo" calcext:value-type="string">
            <text:p>lavabo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994"/>
        </table:table-row>
      </table:table>
      <table:table table:name="Containers Appear Rates" table:style-name="ta1">
        <office:forms form:automatic-focus="false" form:apply-design-mode="false"/>
        <table:table-column table:style-name="co16" table:default-cell-style-name="ce2"/>
        <table:table-column table:style-name="co11" table:number-columns-repeated="33" table:default-cell-style-name="ce14"/>
        <table:table-column table:style-name="co11" table:number-columns-repeated="989" table:default-cell-style-name="Default"/>
        <table:table-row table:style-name="ro1">
          <table:table-cell table:style-name="ce18"/>
          <table:table-cell table:style-name="ce11" table:formula="of:=INDIRECT(CONCATENATE(&quot;Locations.A&quot;;COLUMN()) )" office:value-type="string" office:string-value="Plain" calcext:value-type="string">
            <text:p>Plain</text:p>
          </table:table-cell>
          <table:table-cell table:style-name="ce11" table:formula="of:=INDIRECT(CONCATENATE(&quot;Locations.A&quot;;COLUMN()) )" office:value-type="string" office:string-value="Field" calcext:value-type="string">
            <text:p>Field</text:p>
          </table:table-cell>
          <table:table-cell table:style-name="ce11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11" table:formula="of:=INDIRECT(CONCATENATE(&quot;Locations.A&quot;;COLUMN()) )" office:value-type="string" office:string-value="Hill" calcext:value-type="string">
            <text:p>Hill</text:p>
          </table:table-cell>
          <table:table-cell table:style-name="ce11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11" table:formula="of:=INDIRECT(CONCATENATE(&quot;Locations.A&quot;;COLUMN()) )" office:value-type="string" office:string-value="Forest" calcext:value-type="string">
            <text:p>Forest</text:p>
          </table:table-cell>
          <table:table-cell table:style-name="ce11" table:formula="of:=INDIRECT(CONCATENATE(&quot;Locations.A&quot;;COLUMN()) )" office:value-type="string" office:string-value="Woods" calcext:value-type="string">
            <text:p>Woods</text:p>
          </table:table-cell>
          <table:table-cell table:style-name="ce11" table:formula="of:=INDIRECT(CONCATENATE(&quot;Locations.A&quot;;COLUMN()) )" office:value-type="string" office:string-value="Sea" calcext:value-type="string">
            <text:p>Sea</text:p>
          </table:table-cell>
          <table:table-cell table:style-name="ce11" table:formula="of:=INDIRECT(CONCATENATE(&quot;Locations.A&quot;;COLUMN()) )" office:value-type="string" office:string-value="Lake" calcext:value-type="string">
            <text:p>Lake</text:p>
          </table:table-cell>
          <table:table-cell table:style-name="ce11" table:formula="of:=INDIRECT(CONCATENATE(&quot;Locations.A&quot;;COLUMN()) )" office:value-type="string" office:string-value="River" calcext:value-type="string">
            <text:p>River</text:p>
          </table:table-cell>
          <table:table-cell table:style-name="ce11" table:formula="of:=INDIRECT(CONCATENATE(&quot;Locations.A&quot;;COLUMN()) )" office:value-type="string" office:string-value="Beach" calcext:value-type="string">
            <text:p>Beach</text:p>
          </table:table-cell>
          <table:table-cell table:style-name="ce11" table:formula="of:=INDIRECT(CONCATENATE(&quot;Locations.A&quot;;COLUMN()) )" office:value-type="string" office:string-value="Road" calcext:value-type="string">
            <text:p>Road</text:p>
          </table:table-cell>
          <table:table-cell table:style-name="ce11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11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11" table:formula="of:=INDIRECT(CONCATENATE(&quot;Locations.A&quot;;COLUMN()) )" office:value-type="string" office:string-value="Path" calcext:value-type="string">
            <text:p>Path</text:p>
          </table:table-cell>
          <table:table-cell table:style-name="ce11" table:formula="of:=INDIRECT(CONCATENATE(&quot;Locations.A&quot;;COLUMN()) )" office:value-type="string" office:string-value="Bridge" calcext:value-type="string">
            <text:p>Bridge</text:p>
          </table:table-cell>
          <table:table-cell table:style-name="ce11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11" table:formula="of:=INDIRECT(CONCATENATE(&quot;Locations.A&quot;;COLUMN()) )" office:value-type="string" office:string-value="Farm" calcext:value-type="string">
            <text:p>Farm</text:p>
          </table:table-cell>
          <table:table-cell table:style-name="ce11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11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11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11" table:formula="of:=INDIRECT(CONCATENATE(&quot;Locations.A&quot;;COLUMN()) )" office:value-type="string" office:string-value="Stairs" calcext:value-type="string">
            <text:p>Stairs</text:p>
          </table:table-cell>
          <table:table-cell table:style-name="ce11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11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11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11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11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11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11" table:formula="of:=INDIRECT(CONCATENATE(&quot;Locations.A&quot;;COLUMN()) )" office:value-type="string" office:string-value="Toilet" calcext:value-type="string">
            <text:p>Toilet</text:p>
          </table:table-cell>
          <table:table-cell table:style-name="ce11" table:formula="of:=INDIRECT(CONCATENATE(&quot;Locations.A&quot;;COLUMN()) )" office:value-type="string" office:string-value="Attic" calcext:value-type="string">
            <text:p>Attic</text:p>
          </table:table-cell>
          <table:table-cell table:style-name="ce11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11" table:formula="of:=INDIRECT(CONCATENATE(&quot;Locations.A&quot;;COLUMN()) )" office:value-type="string" office:string-value="Cellar" calcext:value-type="string">
            <text:p>Cellar</text:p>
          </table:table-cell>
          <table:table-cell table:style-name="ce11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20" table:number-columns-repeated="984"/>
        </table:table-row>
        <table:table-row table:style-name="ro1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formula="of:=['Containers &amp; Verbs'.A10]" office:value-type="string" office:string-value="carton" calcext:value-type="string">
            <text:p>carton</text:p>
          </table:table-cell>
          <table:table-cell table:number-columns-repeated="29"/>
          <table:table-cell office:value-type="string" calcext:value-type="string">
            <text:p>5*10</text:p>
          </table:table-cell>
          <table:table-cell office:value-type="string" calcext:value-type="string">
            <text:p>5*15</text:p>
          </table:table-cell>
          <table:table-cell office:value-type="string" calcext:value-type="string">
            <text:p>5*10</text:p>
          </table:table-cell>
          <table:table-cell table:number-columns-repeated="990"/>
        </table:table-row>
      </table:table>
      <table:table table:name="Item Rates In Containers" table:style-name="ta1">
        <office:forms form:automatic-focus="false" form:apply-design-mode="false"/>
        <table:table-column table:style-name="co11" table:default-cell-style-name="ce12"/>
        <table:table-column table:style-name="co11" table:number-columns-repeated="9" table:default-cell-style-name="ce32"/>
        <table:table-column table:style-name="co11" table:number-columns-repeated="1013" table:default-cell-style-name="Default"/>
        <table:table-row table:style-name="ro1">
          <table:table-cell table:style-name="ce36"/>
          <table:table-cell table:style-name="ce27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27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27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27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27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27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27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27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style-name="ce27" table:formula="of:=INDIRECT(CONCATENATE(&quot;Containers &amp; Verbs.A&quot;;COLUMN()) )" office:value-type="string" office:string-value="carton" calcext:value-type="string">
            <text:p>carton</text:p>
          </table:table-cell>
          <table:table-cell table:number-columns-repeated="29"/>
          <table:table-cell table:style-name="ce38" table:number-columns-repeated="984"/>
        </table:table-row>
        <table:table-row table:style-name="ro1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1022"/>
        </table:table-row>
        <table:table-row table:style-name="ro1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1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1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1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1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1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1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1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1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1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1">
          <table:table-cell table:formula="of:=['Items Appear Rates'.A13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1">
          <table:table-cell table:formula="of:=['Items Appear Rates'.A14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1">
          <table:table-cell table:formula="of:=['Items Appear Rates'.A15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1">
          <table:table-cell table:formula="of:=['Items Appear Rates'.A16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1">
          <table:table-cell table:formula="of:=['Items Appear Rates'.A17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1">
          <table:table-cell table:formula="of:=['Items Appear Rates'.A18]" office:value-type="string" office:string-value="porte" calcext:value-type="string">
            <text:p>porte</text:p>
          </table:table-cell>
          <table:table-cell table:number-columns-repeated="1022"/>
        </table:table-row>
        <table:table-row table:style-name="ro1">
          <table:table-cell table:formula="of:=['Items Appear Rates'.A19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1">
          <table:table-cell table:formula="of:=['Items Appear Rates'.A20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1">
          <table:table-cell table:formula="of:=['Items Appear Rates'.A21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1">
          <table:table-cell table:formula="of:=['Items Appear Rates'.A22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23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24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1">
          <table:table-cell table:formula="of:=['Items Appear Rates'.A25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1">
          <table:table-cell table:formula="of:=['Items Appear Rates'.A26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1">
          <table:table-cell table:formula="of:=['Items Appear Rates'.A27]" office:value-type="string" office:string-value="lettre" calcext:value-type="string">
            <text:p>lettr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28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1">
          <table:table-cell table:formula="of:=['Items Appear Rates'.A29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1">
          <table:table-cell table:formula="of:=['Items Appear Rates'.A30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1">
          <table:table-cell table:formula="of:=['Items Appear Rates'.A31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1">
          <table:table-cell table:formula="of:=['Items Appear Rates'.A32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3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4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5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6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7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8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39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40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1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2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3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4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5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6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47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48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49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50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1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52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4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53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54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55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1">
          <table:table-cell table:formula="of:=['Items Appear Rates'.A56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1">
          <table:table-cell table:formula="of:=['Items Appear Rates'.A57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8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9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0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1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2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3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4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5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6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7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8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9]" office:value-type="string" office:string-value="dentifrice" calcext:value-type="string">
            <text:p>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0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1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1">
          <table:table-cell table:formula="of:=['Items Appear Rates'.A72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1">
          <table:table-cell table:formula="of:=['Items Appear Rates'.A73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1">
          <table:table-cell table:formula="of:=['Items Appear Rates'.A74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5]" office:value-type="string" office:string-value="fenêtre ouverte" calcext:value-type="string">
            <text:p>fenêtre ouverte</text:p>
          </table:table-cell>
          <table:table-cell table:number-columns-repeated="1022"/>
        </table:table-row>
        <table:table-row table:style-name="ro1">
          <table:table-cell table:formula="of:=['Items Appear Rates'.A76]" office:value-type="string" office:string-value="fenêtre fermée" calcext:value-type="string">
            <text:p>fenêtre fermée</text:p>
          </table:table-cell>
          <table:table-cell table:number-columns-repeated="1022"/>
        </table:table-row>
        <table:table-row table:style-name="ro1">
          <table:table-cell table:formula="of:=['Items Appear Rates'.A77]" office:value-type="string" office:string-value="téléphone" calcext:value-type="string">
            <text:p>téléphon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8]" office:value-type="string" office:string-value="ordinateur" calcext:value-type="string">
            <text:p>ordinateu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9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0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1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Appear Rates'.A82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Appear Rates'.A83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4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5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6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7]" office:value-type="string" office:string-value="chaussures" calcext:value-type="string">
            <text:p>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8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89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0]" office:value-type="string" office:string-value="casque moto" calcext:value-type="string">
            <text:p>casque mot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1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1">
          <table:table-cell table:formula="of:=['Items Appear Rates'.A92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1">
          <table:table-cell table:formula="of:=['Items Appear Rates'.A93]" office:value-type="string" office:string-value="lampe torche" calcext:value-type="string">
            <text:p>lampe torche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['Items Appear Rates'.A94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95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96]" office:value-type="string" office:string-value="papier" calcext:value-type="string">
            <text:p>papie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3"/>
        </table:table-row>
      </table:table>
      <table:table table:name="Formulas" table:style-name="ta1">
        <office:forms form:automatic-focus="false" form:apply-design-mode="false"/>
        <table:table-column table:style-name="co11" table:number-columns-repeated="3" table:default-cell-style-name="ce14"/>
        <table:table-row table:style-name="ro1">
          <table:table-cell table:style-name="ce17" office:value-type="string" calcext:value-type="string">
            <text:p>Introductions</text:p>
          </table:table-cell>
          <table:table-cell table:style-name="ce17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11" table:default-cell-style-name="ce2"/>
        <table:table-column table:style-name="co17" table:default-cell-style-name="ce14"/>
        <table:table-column table:style-name="co11" table:number-columns-repeated="4" table:default-cell-style-name="ce14"/>
        <table:table-column table:style-name="co11" table:default-cell-style-name="Default"/>
        <table:table-row table:style-name="ro1">
          <table:table-cell table:style-name="Default"/>
          <table:table-cell table:style-name="ce21" office:value-type="string" calcext:value-type="string">
            <text:p>Appelation</text:p>
          </table:table-cell>
          <table:table-cell table:style-name="ce21" office:value-type="string" calcext:value-type="string">
            <text:p>Genre</text:p>
          </table:table-cell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Adj Group</text:p>
          </table:table-cell>
          <table:table-cell table:style-name="ce21" office:value-type="string" calcext:value-type="string">
            <text:p>Continuation</text:p>
          </table:table-cell>
          <table:table-cell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16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11" table:default-cell-style-name="ce2"/>
        <table:table-column table:style-name="co18" table:number-columns-repeated="6" table:default-cell-style-name="ce14"/>
        <table:table-column table:style-name="co11" table:number-columns-repeated="7" table:default-cell-style-name="ce14"/>
        <table:table-row table:style-name="ro3">
          <table:table-cell table:style-name="Default"/>
          <table:table-cell table:style-name="ce22" office:value-type="string" calcext:value-type="string">
            <text:p>Dans l’herbe</text:p>
          </table:table-cell>
          <table:table-cell table:style-name="ce22" office:value-type="string" calcext:value-type="string">
            <text:p>Au pied d’un arbre</text:p>
          </table:table-cell>
          <table:table-cell table:style-name="ce22" office:value-type="string" calcext:value-type="string">
            <text:p>près d’un buisson</text:p>
          </table:table-cell>
          <table:table-cell table:style-name="ce22" office:value-type="string" calcext:value-type="string">
            <text:p>en plein milieu du chemin</text:p>
          </table:table-cell>
          <table:table-cell table:style-name="ce22" office:value-type="string" calcext:value-type="string">
            <text:p>Au bord du chemin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Sur une march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près de l’entrée</text:p>
          </table:table-cell>
          <table:table-cell table:style-name="ce22" office:value-type="string" calcext:value-type="string">
            <text:p>sur la cuvette</text:p>
          </table:table-cell>
          <table:table-cell table:style-name="ce22" office:value-type="string" calcext:value-type="string">
            <text:p>dans la douche</text:p>
          </table:table-cell>
          <table:table-cell table:style-name="ce22" office:value-type="string" calcext:value-type="string">
            <text:p>dans l’évier</text:p>
          </table:table-cell>
          <table:table-cell table:style-name="ce22" office:value-type="string" calcext:value-type="string">
            <text:p>sur le lit</text:p>
          </table:table-cell>
        </table:table-row>
        <table:table-row table:style-name="ro1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5]" office:value-type="string" office:string-value="Hill" calcext:value-type="string">
            <text:p>Hill</text:p>
          </table:table-cell>
          <table:table-cell table:number-columns-repeated="13"/>
        </table:table-row>
        <table:table-row table:style-name="ro1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3"/>
        </table:table-row>
        <table:table-row table:style-name="ro1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9]" office:value-type="string" office:string-value="Sea" calcext:value-type="string">
            <text:p>Sea</text:p>
          </table:table-cell>
          <table:table-cell table:number-columns-repeated="13"/>
        </table:table-row>
        <table:table-row table:style-name="ro1">
          <table:table-cell table:formula="of:=[Locations.A10]" office:value-type="string" office:string-value="Lake" calcext:value-type="string">
            <text:p>Lake</text:p>
          </table:table-cell>
          <table:table-cell table:number-columns-repeated="13"/>
        </table:table-row>
        <table:table-row table:style-name="ro1">
          <table:table-cell table:formula="of:=[Locations.A11]" office:value-type="string" office:string-value="River" calcext:value-type="string">
            <text:p>River</text:p>
          </table:table-cell>
          <table:table-cell table:number-columns-repeated="13"/>
        </table:table-row>
        <table:table-row table:style-name="ro1">
          <table:table-cell table:formula="of:=[Locations.A12]" office:value-type="string" office:string-value="Beach" calcext:value-type="string">
            <text:p>Beach</text:p>
          </table:table-cell>
          <table:table-cell table:number-columns-repeated="13"/>
        </table:table-row>
        <table:table-row table:style-name="ro1">
          <table:table-cell table:formula="of:=[Locations.A13]" office:value-type="string" office:string-value="Road" calcext:value-type="string">
            <text:p>Road</text:p>
          </table:table-cell>
          <table:table-cell table:number-columns-repeated="13"/>
        </table:table-row>
        <table:table-row table:style-name="ro1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3"/>
        </table:table-row>
        <table:table-row table:style-name="ro1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3"/>
        </table:table-row>
        <table:table-row table:style-name="ro1">
          <table:table-cell table:formula="of:=[Locations.A16]" office:value-type="string" office:string-value="Path" calcext:value-type="string">
            <text:p>Path</text:p>
          </table:table-cell>
          <table:table-cell table:number-columns-repeated="13"/>
        </table:table-row>
        <table:table-row table:style-name="ro1">
          <table:table-cell table:formula="of:=[Locations.A17]" office:value-type="string" office:string-value="Bridge" calcext:value-type="string">
            <text:p>Bridge</text:p>
          </table:table-cell>
          <table:table-cell table:number-columns-repeated="13"/>
        </table:table-row>
        <table:table-row table:style-name="ro1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tems_ItemPositions" table:style-name="ta1">
        <office:forms form:automatic-focus="false" form:apply-design-mode="false"/>
        <table:table-column table:style-name="co25" table:default-cell-style-name="ce12"/>
        <table:table-column table:style-name="co11" table:number-columns-repeated="9" table:default-cell-style-name="ce32"/>
        <table:table-row table:style-name="ro3">
          <table:table-cell table:style-name="Default"/>
          <table:table-cell table:style-name="ce40" office:value-type="string" calcext:value-type="string">
            <text:p>Au fond de la pièce</text:p>
          </table:table-cell>
          <table:table-cell table:style-name="ce40" office:value-type="string" calcext:value-type="string">
            <text:p>Autour de vous</text:p>
          </table:table-cell>
          <table:table-cell table:style-name="ce40" office:value-type="string" calcext:value-type="string">
            <text:p>Au milieu de la pièce</text:p>
          </table:table-cell>
          <table:table-cell table:style-name="ce40" office:value-type="string" calcext:value-type="string">
            <text:p>Sur un bureau</text:p>
          </table:table-cell>
          <table:table-cell table:style-name="ce40" office:value-type="string" calcext:value-type="string">
            <text:p>Sur le mur</text:p>
          </table:table-cell>
          <table:table-cell table:style-name="ce40" office:value-type="string" calcext:value-type="string">
            <text:p>Près du mur</text:p>
          </table:table-cell>
          <table:table-cell table:style-name="ce40" office:value-type="string" calcext:value-type="string">
            <text:p>En haut d’un escalier</text:p>
          </table:table-cell>
          <table:table-cell table:style-name="ce40" office:value-type="string" calcext:value-type="string">
            <text:p>Sous le porche</text:p>
          </table:table-cell>
          <table:table-cell table:style-name="ce40" office:value-type="string" calcext:value-type="string">
            <text:p>Dans un renfoncement</text:p>
          </table:table-cell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table:number-columns-repeated="9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table:number-columns-repeated="9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table:number-columns-repeated="9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table:number-columns-repeated="9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table:number-columns-repeated="9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table:number-columns-repeated="9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table:number-columns-repeated="9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table:number-columns-repeated="9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table:number-columns-repeated="9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table:number-columns-repeated="9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table:number-columns-repeated="9"/>
        </table:table-row>
        <table:table-row table:style-name="ro1">
          <table:table-cell table:formula="of:=['Items &amp; Verbs'.A15]" office:value-type="string" office:string-value="derrière" calcext:value-type="string">
            <text:p>derrière</text:p>
          </table:table-cell>
          <table:table-cell table:number-columns-repeated="9"/>
        </table:table-row>
        <table:table-row table:style-name="ro1">
          <table:table-cell table:formula="of:=['Items &amp; Verbs'.A16]" office:value-type="string" office:string-value="gauche" calcext:value-type="string">
            <text:p>gauche</text:p>
          </table:table-cell>
          <table:table-cell table:number-columns-repeated="9"/>
        </table:table-row>
        <table:table-row table:style-name="ro1">
          <table:table-cell table:formula="of:=['Items &amp; Verbs'.A17]" office:value-type="string" office:string-value="inventaire" calcext:value-type="string">
            <text:p>inventaire</text:p>
          </table:table-cell>
          <table:table-cell table:number-columns-repeated="9"/>
        </table:table-row>
        <table:table-row table:style-name="ro1">
          <table:table-cell table:formula="of:=['Items &amp; Verbs'.A18]" office:value-type="string" office:string-value="sac" calcext:value-type="string">
            <text:p>sac</text:p>
          </table:table-cell>
          <table:table-cell table:number-columns-repeated="9"/>
        </table:table-row>
        <table:table-row table:style-name="ro1">
          <table:table-cell table:formula="of:=['Items &amp; Verbs'.A19]" office:value-type="string" office:string-value="alentours" calcext:value-type="string">
            <text:p>alentours</text:p>
          </table:table-cell>
          <table:table-cell table:number-columns-repeated="9"/>
        </table:table-row>
        <table:table-row table:style-name="ro1">
          <table:table-cell table:formula="of:=['Items &amp; Verbs'.A20]" office:value-type="string" office:string-value="porte" calcext:value-type="string">
            <text:p>porte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['Items &amp; Verbs'.A21]" office:value-type="string" office:string-value="champignon" calcext:value-type="string">
            <text:p>champignon</text:p>
          </table:table-cell>
          <table:table-cell table:number-columns-repeated="9"/>
        </table:table-row>
        <table:table-row table:style-name="ro1">
          <table:table-cell table:formula="of:=['Items &amp; Verbs'.A22]" office:value-type="string" office:string-value="flaque" calcext:value-type="string">
            <text:p>flaque</text:p>
          </table:table-cell>
          <table:table-cell table:number-columns-repeated="9"/>
        </table:table-row>
        <table:table-row table:style-name="ro1">
          <table:table-cell table:formula="of:=['Items &amp; Verbs'.A23]" office:value-type="string" office:string-value="lit" calcext:value-type="string">
            <text:p>lit</text:p>
          </table:table-cell>
          <table:table-cell table:number-columns-repeated="9"/>
        </table:table-row>
        <table:table-row table:style-name="ro1">
          <table:table-cell table:formula="of:=['Items &amp; Verbs'.A24]" office:value-type="string" office:string-value="gourde pleine" calcext:value-type="string">
            <text:p>gourde pleine</text:p>
          </table:table-cell>
          <table:table-cell table:number-columns-repeated="9"/>
        </table:table-row>
        <table:table-row table:style-name="ro1">
          <table:table-cell table:formula="of:=['Items &amp; Verbs'.A25]" office:value-type="string" office:string-value="gourde vide" calcext:value-type="string">
            <text:p>gourde vide</text:p>
          </table:table-cell>
          <table:table-cell table:number-columns-repeated="9"/>
        </table:table-row>
        <table:table-row table:style-name="ro1">
          <table:table-cell table:formula="of:=['Items &amp; Verbs'.A26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Items &amp; Verbs'.A27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28]" office:value-type="string" office:string-value="cuvette" calcext:value-type="string">
            <text:p>cuvette</text:p>
          </table:table-cell>
          <table:table-cell table:number-columns-repeated="9"/>
        </table:table-row>
        <table:table-row table:style-name="ro1">
          <table:table-cell table:formula="of:=['Items &amp; Verbs'.A29]" office:value-type="string" office:string-value="lettre" calcext:value-type="string">
            <text:p>lettre</text:p>
          </table:table-cell>
          <table:table-cell table:number-columns-repeated="9"/>
        </table:table-row>
        <table:table-row table:style-name="ro1">
          <table:table-cell table:formula="of:=['Items &amp; Verbs'.A30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31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32]" office:value-type="string" office:string-value="bûche" calcext:value-type="string">
            <text:p>bûche</text:p>
          </table:table-cell>
          <table:table-cell table:number-columns-repeated="9"/>
        </table:table-row>
        <table:table-row table:style-name="ro1">
          <table:table-cell table:formula="of:=['Items &amp; Verbs'.A33]" office:value-type="string" office:string-value="branche" calcext:value-type="string">
            <text:p>branche</text:p>
          </table:table-cell>
          <table:table-cell table:number-columns-repeated="9"/>
        </table:table-row>
        <table:table-row table:style-name="ro1">
          <table:table-cell table:formula="of:=['Items &amp; Verbs'.A34]" office:value-type="string" office:string-value="tomate pourrie" calcext:value-type="string">
            <text:p>tomate pourrie</text:p>
          </table:table-cell>
          <table:table-cell table:number-columns-repeated="9"/>
        </table:table-row>
        <table:table-row table:style-name="ro1">
          <table:table-cell table:formula="of:=['Items &amp; Verbs'.A35]" office:value-type="string" office:string-value="brocoli pourri" calcext:value-type="string">
            <text:p>brocoli pourri</text:p>
          </table:table-cell>
          <table:table-cell table:number-columns-repeated="9"/>
        </table:table-row>
        <table:table-row table:style-name="ro1">
          <table:table-cell table:formula="of:=['Items &amp; Verbs'.A36]" office:value-type="string" office:string-value="pomme pourrie" calcext:value-type="string">
            <text:p>pomme pourrie</text:p>
          </table:table-cell>
          <table:table-cell table:number-columns-repeated="9"/>
        </table:table-row>
        <table:table-row table:style-name="ro1">
          <table:table-cell table:formula="of:=['Items &amp; Verbs'.A37]" office:value-type="string" office:string-value="banane pourrie" calcext:value-type="string">
            <text:p>banane pourrie</text:p>
          </table:table-cell>
          <table:table-cell table:number-columns-repeated="9"/>
        </table:table-row>
        <table:table-row table:style-name="ro1">
          <table:table-cell table:formula="of:=['Items &amp; Verbs'.A38]" office:value-type="string" office:string-value="bouteille de lait" calcext:value-type="string">
            <text:p>bouteille de lait</text:p>
          </table:table-cell>
          <table:table-cell table:number-columns-repeated="9"/>
        </table:table-row>
        <table:table-row table:style-name="ro1">
          <table:table-cell table:formula="of:=['Items &amp; Verbs'.A39]" office:value-type="string" office:string-value="bouteille de lait périmé" calcext:value-type="string">
            <text:p>bouteille de lait périmé</text:p>
          </table:table-cell>
          <table:table-cell table:number-columns-repeated="9"/>
        </table:table-row>
        <table:table-row table:style-name="ro1">
          <table:table-cell table:formula="of:=['Items &amp; Verbs'.A40]" office:value-type="string" office:string-value="pain" calcext:value-type="string">
            <text:p>pain</text:p>
          </table:table-cell>
          <table:table-cell table:number-columns-repeated="9"/>
        </table:table-row>
        <table:table-row table:style-name="ro1">
          <table:table-cell table:formula="of:=['Items &amp; Verbs'.A41]" office:value-type="string" office:string-value="pain périmé" calcext:value-type="string">
            <text:p>pain périmé</text:p>
          </table:table-cell>
          <table:table-cell table:number-columns-repeated="9"/>
        </table:table-row>
        <table:table-row table:style-name="ro1">
          <table:table-cell table:formula="of:=['Items &amp; Verbs'.A42]" office:value-type="string" office:string-value="bouteille d’eau" calcext:value-type="string">
            <text:p>bouteille d’eau</text:p>
          </table:table-cell>
          <table:table-cell table:number-columns-repeated="9"/>
        </table:table-row>
        <table:table-row table:style-name="ro1">
          <table:table-cell table:formula="of:=['Items &amp; Verbs'.A43]" office:value-type="string" office:string-value="carotte" calcext:value-type="string">
            <text:p>carotte</text:p>
          </table:table-cell>
          <table:table-cell table:number-columns-repeated="9"/>
        </table:table-row>
        <table:table-row table:style-name="ro1">
          <table:table-cell table:formula="of:=['Items &amp; Verbs'.A44]" office:value-type="string" office:string-value="carotte douteuse" calcext:value-type="string">
            <text:p>carotte douteuse</text:p>
          </table:table-cell>
          <table:table-cell table:number-columns-repeated="9"/>
        </table:table-row>
        <table:table-row table:style-name="ro1">
          <table:table-cell table:formula="of:=['Items &amp; Verbs'.A45]" office:value-type="string" office:string-value="conserve de viande" calcext:value-type="string">
            <text:p>conserve de viande</text:p>
          </table:table-cell>
          <table:table-cell table:number-columns-repeated="9"/>
        </table:table-row>
        <table:table-row table:style-name="ro1">
          <table:table-cell table:formula="of:=['Items &amp; Verbs'.A46]" office:value-type="string" office:string-value="conserve de tomate" calcext:value-type="string">
            <text:p>conserve de tomate</text:p>
          </table:table-cell>
          <table:table-cell table:number-columns-repeated="9"/>
        </table:table-row>
        <table:table-row table:style-name="ro1">
          <table:table-cell table:formula="of:=['Items &amp; Verbs'.A47]" office:value-type="string" office:string-value="conserve de thon" calcext:value-type="string">
            <text:p>conserve de thon</text:p>
          </table:table-cell>
          <table:table-cell table:number-columns-repeated="9"/>
        </table:table-row>
        <table:table-row table:style-name="ro1">
          <table:table-cell table:formula="of:=['Items &amp; Verbs'.A48]" office:value-type="string" office:string-value="cannette de soda" calcext:value-type="string">
            <text:p>cannette de soda</text:p>
          </table:table-cell>
          <table:table-cell table:number-columns-repeated="9"/>
        </table:table-row>
        <table:table-row table:style-name="ro1">
          <table:table-cell table:formula="of:=['Items &amp; Verbs'.A49]" office:value-type="string" office:string-value="couteau" calcext:value-type="string">
            <text:p>couteau</text:p>
          </table:table-cell>
          <table:table-cell table:number-columns-repeated="9"/>
        </table:table-row>
        <table:table-row table:style-name="ro1">
          <table:table-cell table:formula="of:=['Items &amp; Verbs'.A50]" office:value-type="string" office:string-value="serpillière" calcext:value-type="string">
            <text:p>serpillière</text:p>
          </table:table-cell>
          <table:table-cell table:number-columns-repeated="9"/>
        </table:table-row>
        <table:table-row table:style-name="ro1">
          <table:table-cell table:formula="of:=['Items &amp; Verbs'.A51]" office:value-type="string" office:string-value="pelle" calcext:value-type="string">
            <text:p>pelle</text:p>
          </table:table-cell>
          <table:table-cell table:number-columns-repeated="9"/>
        </table:table-row>
        <table:table-row table:style-name="ro1">
          <table:table-cell table:formula="of:=['Items &amp; Verbs'.A52]" office:value-type="string" office:string-value="clé" calcext:value-type="string">
            <text:p>clé</text:p>
          </table:table-cell>
          <table:table-cell table:number-columns-repeated="9"/>
        </table:table-row>
        <table:table-row table:style-name="ro1">
          <table:table-cell table:formula="of:=['Items &amp; Verbs'.A53]" office:value-type="string" office:string-value="roman" calcext:value-type="string">
            <text:p>roman</text:p>
          </table:table-cell>
          <table:table-cell table:number-columns-repeated="9"/>
        </table:table-row>
        <table:table-row table:style-name="ro1">
          <table:table-cell table:formula="of:=['Items &amp; Verbs'.A54]" office:value-type="string" office:string-value="recette" calcext:value-type="string">
            <text:p>recette</text:p>
          </table:table-cell>
          <table:table-cell table:number-columns-repeated="9"/>
        </table:table-row>
        <table:table-row table:style-name="ro1">
          <table:table-cell table:formula="of:=['Items &amp; Verbs'.A55]" office:value-type="string" office:string-value="manuel" calcext:value-type="string">
            <text:p>manuel</text:p>
          </table:table-cell>
          <table:table-cell table:number-columns-repeated="9"/>
        </table:table-row>
        <table:table-row table:style-name="ro1">
          <table:table-cell table:formula="of:=['Items &amp; Verbs'.A56]" office:value-type="string" office:string-value="journal" calcext:value-type="string">
            <text:p>journal</text:p>
          </table:table-cell>
          <table:table-cell table:number-columns-repeated="9"/>
        </table:table-row>
        <table:table-row table:style-name="ro1">
          <table:table-cell table:formula="of:=['Items &amp; Verbs'.A57]" office:value-type="string" office:string-value="magazine" calcext:value-type="string">
            <text:p>magazine</text:p>
          </table:table-cell>
          <table:table-cell table:number-columns-repeated="9"/>
        </table:table-row>
        <table:table-row table:style-name="ro1">
          <table:table-cell table:formula="of:=['Items &amp; Verbs'.A58]" office:value-type="string" office:string-value="dollar" calcext:value-type="string">
            <text:p>dollar</text:p>
          </table:table-cell>
          <table:table-cell table:number-columns-repeated="9"/>
        </table:table-row>
        <table:table-row table:style-name="ro1">
          <table:table-cell table:formula="of:=['Items &amp; Verbs'.A59]" office:value-type="string" office:string-value="lecteur mp3" calcext:value-type="string">
            <text:p>lecteur mp3</text:p>
          </table:table-cell>
          <table:table-cell table:number-columns-repeated="9"/>
        </table:table-row>
        <table:table-row table:style-name="ro1">
          <table:table-cell table:formula="of:=['Items &amp; Verbs'.A60]" office:value-type="string" office:string-value="poupée" calcext:value-type="string">
            <text:p>poupée</text:p>
          </table:table-cell>
          <table:table-cell table:number-columns-repeated="9"/>
        </table:table-row>
        <table:table-row table:style-name="ro1">
          <table:table-cell table:formula="of:=['Items &amp; Verbs'.A61]" office:value-type="string" office:string-value="stylo" calcext:value-type="string">
            <text:p>stylo</text:p>
          </table:table-cell>
          <table:table-cell table:number-columns-repeated="9"/>
        </table:table-row>
        <table:table-row table:style-name="ro1">
          <table:table-cell table:formula="of:=['Items &amp; Verbs'.A62]" office:value-type="string" office:string-value="cuillère" calcext:value-type="string">
            <text:p>cuillère</text:p>
          </table:table-cell>
          <table:table-cell table:number-columns-repeated="9"/>
        </table:table-row>
        <table:table-row table:style-name="ro1">
          <table:table-cell table:formula="of:=['Items &amp; Verbs'.A63]" office:value-type="string" office:string-value="fourchette" calcext:value-type="string">
            <text:p>fourchette</text:p>
          </table:table-cell>
          <table:table-cell table:number-columns-repeated="9"/>
        </table:table-row>
        <table:table-row table:style-name="ro1">
          <table:table-cell table:formula="of:=['Items &amp; Verbs'.A64]" office:value-type="string" office:string-value="assiette" calcext:value-type="string">
            <text:p>assiette</text:p>
          </table:table-cell>
          <table:table-cell table:number-columns-repeated="9"/>
        </table:table-row>
        <table:table-row table:style-name="ro1">
          <table:table-cell table:formula="of:=['Items &amp; Verbs'.A65]" office:value-type="string" office:string-value="bol" calcext:value-type="string">
            <text:p>bol</text:p>
          </table:table-cell>
          <table:table-cell table:number-columns-repeated="9"/>
        </table:table-row>
        <table:table-row table:style-name="ro1">
          <table:table-cell table:formula="of:=['Items &amp; Verbs'.A66]" office:value-type="string" office:string-value="verre" calcext:value-type="string">
            <text:p>verre</text:p>
          </table:table-cell>
          <table:table-cell table:number-columns-repeated="9"/>
        </table:table-row>
        <table:table-row table:style-name="ro1">
          <table:table-cell table:formula="of:=['Items &amp; Verbs'.A67]" office:value-type="string" office:string-value="éponge" calcext:value-type="string">
            <text:p>éponge</text:p>
          </table:table-cell>
          <table:table-cell table:number-columns-repeated="9"/>
        </table:table-row>
        <table:table-row table:style-name="ro1">
          <table:table-cell table:formula="of:=['Items &amp; Verbs'.A68]" office:value-type="string" office:string-value="parfum" calcext:value-type="string">
            <text:p>parfum</text:p>
          </table:table-cell>
          <table:table-cell table:number-columns-repeated="9"/>
        </table:table-row>
        <table:table-row table:style-name="ro1">
          <table:table-cell table:formula="of:=['Items &amp; Verbs'.A69]" office:value-type="string" office:string-value="canard en plastique" calcext:value-type="string">
            <text:p>canard en plastique</text:p>
          </table:table-cell>
          <table:table-cell table:number-columns-repeated="9"/>
        </table:table-row>
        <table:table-row table:style-name="ro1">
          <table:table-cell table:formula="of:=['Items &amp; Verbs'.A70]" office:value-type="string" office:string-value="serviette" calcext:value-type="string">
            <text:p>serviette</text:p>
          </table:table-cell>
          <table:table-cell table:number-columns-repeated="9"/>
        </table:table-row>
        <table:table-row table:style-name="ro1">
          <table:table-cell table:formula="of:=['Items &amp; Verbs'.A71]" office:value-type="string" office:string-value="dentifrice" calcext:value-type="string">
            <text:p>dentifrice</text:p>
          </table:table-cell>
          <table:table-cell table:number-columns-repeated="9"/>
        </table:table-row>
        <table:table-row table:style-name="ro1">
          <table:table-cell table:formula="of:=['Items &amp; Verbs'.A72]" office:value-type="string" office:string-value="brosse à dent" calcext:value-type="string">
            <text:p>brosse à dent</text:p>
          </table:table-cell>
          <table:table-cell table:number-columns-repeated="9"/>
        </table:table-row>
        <table:table-row table:style-name="ro1">
          <table:table-cell table:formula="of:=['Items &amp; Verbs'.A73]" office:value-type="string" office:string-value="téléviseur" calcext:value-type="string">
            <text:p>téléviseur</text:p>
          </table:table-cell>
          <table:table-cell table:number-columns-repeated="9"/>
        </table:table-row>
        <table:table-row table:style-name="ro1">
          <table:table-cell table:formula="of:=['Items &amp; Verbs'.A74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'Items &amp; Verbs'.A75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'Items &amp; Verbs'.A76]" office:value-type="string" office:string-value="horloge" calcext:value-type="string">
            <text:p>horloge</text:p>
          </table:table-cell>
          <table:table-cell table:number-columns-repeated="9"/>
        </table:table-row>
        <table:table-row table:style-name="ro1">
          <table:table-cell table:formula="of:=['Items &amp; Verbs'.A77]" office:value-type="string" office:string-value="fenêtre ouverte" calcext:value-type="string">
            <text:p>fenêtre ouver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Items &amp; Verbs'.A78]" office:value-type="string" office:string-value="fenêtre fermée" calcext:value-type="string">
            <text:p>fenêtre fermé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Items &amp; Verbs'.A79]" office:value-type="string" office:string-value="téléphone" calcext:value-type="string">
            <text:p>téléphone</text:p>
          </table:table-cell>
          <table:table-cell table:number-columns-repeated="9"/>
        </table:table-row>
        <table:table-row table:style-name="ro1">
          <table:table-cell table:formula="of:=['Items &amp; Verbs'.A80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'Items &amp; Verbs'.A81]" office:value-type="string" office:string-value="radio" calcext:value-type="string">
            <text:p>radio</text:p>
          </table:table-cell>
          <table:table-cell table:number-columns-repeated="9"/>
        </table:table-row>
        <table:table-row table:style-name="ro1">
          <table:table-cell table:formula="of:=['Items &amp; Verbs'.A82]" office:value-type="string" office:string-value="appareil photo" calcext:value-type="string">
            <text:p>appareil photo</text:p>
          </table:table-cell>
          <table:table-cell table:number-columns-repeated="9"/>
        </table:table-row>
        <table:table-row table:style-name="ro1">
          <table:table-cell table:formula="of:=['Items &amp; Verbs'.A83]" office:value-type="string" office:string-value="voiture" calcext:value-type="string">
            <text:p>voiture</text:p>
          </table:table-cell>
          <table:table-cell table:number-columns-repeated="9"/>
        </table:table-row>
        <table:table-row table:style-name="ro1">
          <table:table-cell table:formula="of:=['Items &amp; Verbs'.A84]" office:value-type="string" office:string-value="bâteau" calcext:value-type="string">
            <text:p>bâteau</text:p>
          </table:table-cell>
          <table:table-cell table:number-columns-repeated="9"/>
        </table:table-row>
        <table:table-row table:style-name="ro1">
          <table:table-cell table:formula="of:=['Items &amp; Verbs'.A85]" office:value-type="string" office:string-value="pantalon" calcext:value-type="string">
            <text:p>pantalon</text:p>
          </table:table-cell>
          <table:table-cell table:number-columns-repeated="9"/>
        </table:table-row>
        <table:table-row table:style-name="ro1">
          <table:table-cell table:formula="of:=['Items &amp; Verbs'.A86]" office:value-type="string" office:string-value="t-shirt" calcext:value-type="string">
            <text:p>t-shirt</text:p>
          </table:table-cell>
          <table:table-cell table:number-columns-repeated="9"/>
        </table:table-row>
        <table:table-row table:style-name="ro1">
          <table:table-cell table:formula="of:=['Items &amp; Verbs'.A87]" office:value-type="string" office:string-value="veste" calcext:value-type="string">
            <text:p>veste</text:p>
          </table:table-cell>
          <table:table-cell table:number-columns-repeated="9"/>
        </table:table-row>
        <table:table-row table:style-name="ro1">
          <table:table-cell table:formula="of:=['Items &amp; Verbs'.A88]" office:value-type="string" office:string-value="manteau" calcext:value-type="string">
            <text:p>manteau</text:p>
          </table:table-cell>
          <table:table-cell table:number-columns-repeated="9"/>
        </table:table-row>
        <table:table-row table:style-name="ro1">
          <table:table-cell table:formula="of:=['Items &amp; Verbs'.A89]" office:value-type="string" office:string-value="chaussures" calcext:value-type="string">
            <text:p>chaussures</text:p>
          </table:table-cell>
          <table:table-cell table:number-columns-repeated="9"/>
        </table:table-row>
        <table:table-row table:style-name="ro1">
          <table:table-cell table:formula="of:=['Items &amp; Verbs'.A90]" office:value-type="string" office:string-value="lunettes" calcext:value-type="string">
            <text:p>lunettes</text:p>
          </table:table-cell>
          <table:table-cell table:number-columns-repeated="9"/>
        </table:table-row>
        <table:table-row table:style-name="ro1">
          <table:table-cell table:formula="of:=['Items &amp; Verbs'.A91]" office:value-type="string" office:string-value="montre" calcext:value-type="string">
            <text:p>montre</text:p>
          </table:table-cell>
          <table:table-cell table:number-columns-repeated="9"/>
        </table:table-row>
        <table:table-row table:style-name="ro1">
          <table:table-cell table:formula="of:=['Items &amp; Verbs'.A92]" office:value-type="string" office:string-value="casque moto" calcext:value-type="string">
            <text:p>casque moto</text:p>
          </table:table-cell>
          <table:table-cell table:number-columns-repeated="9"/>
        </table:table-row>
        <table:table-row table:style-name="ro1">
          <table:table-cell table:formula="of:=['Items &amp; Verbs'.A93]" office:value-type="string" office:string-value="machine à laver" calcext:value-type="string">
            <text:p>machine à laver</text:p>
          </table:table-cell>
          <table:table-cell table:number-columns-repeated="9"/>
        </table:table-row>
        <table:table-row table:style-name="ro1">
          <table:table-cell table:formula="of:=['Items &amp; Verbs'.A94]" office:value-type="string" office:string-value="bougie" calcext:value-type="string">
            <text:p>bougie</text:p>
          </table:table-cell>
          <table:table-cell table:number-columns-repeated="9"/>
        </table:table-row>
        <table:table-row table:style-name="ro1">
          <table:table-cell table:formula="of:=['Items &amp; Verbs'.A95]" office:value-type="string" office:string-value="lampe torche" calcext:value-type="string">
            <text:p>lampe torche</text:p>
          </table:table-cell>
          <table:table-cell table:number-columns-repeated="9"/>
        </table:table-row>
        <table:table-row table:style-name="ro1">
          <table:table-cell table:formula="of:=['Items &amp; Verbs'.A96]" office:value-type="string" office:string-value="rouleau de scotch" calcext:value-type="string">
            <text:p>rouleau de scotch</text:p>
          </table:table-cell>
          <table:table-cell table:number-columns-repeated="9"/>
        </table:table-row>
        <table:table-row table:style-name="ro1">
          <table:table-cell table:formula="of:=['Items &amp; Verbs'.A97]" office:value-type="string" office:string-value="vise" calcext:value-type="string">
            <text:p>vise</text:p>
          </table:table-cell>
          <table:table-cell table:number-columns-repeated="9"/>
        </table:table-row>
        <table:table-row table:style-name="ro1">
          <table:table-cell table:formula="of:=['Items &amp; Verbs'.A98]" office:value-type="string" office:string-value="papier" calcext:value-type="string">
            <text:p>papier</text:p>
          </table:table-cell>
          <table:table-cell table:number-columns-repeated="9"/>
        </table:table-row>
        <table:table-row table:style-name="ro1">
          <table:table-cell table:formula="of:=['Items &amp; Verbs'.A99]" office:value-type="string" office:string-value="baie" calcext:value-type="string">
            <text:p>baie</text:p>
          </table:table-cell>
          <table:table-cell table:number-columns-repeated="9"/>
        </table:table-row>
        <table:table-row table:style-name="ro1">
          <table:table-cell table:style-name="ce4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1" table:formula="of:=['Containers &amp; Verbs'.A7]" office:value-type="string" office:string-value="porte monnaie" calcext:value-type="string">
            <text:p>porte monnaie</text:p>
          </table:table-cell>
          <table:table-cell table:number-columns-repeated="9"/>
        </table:table-row>
        <table:table-row table:style-name="ro1">
          <table:table-cell table:style-name="ce4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9"/>
        </table:table-row>
        <table:table-row table:style-name="ro1">
          <table:table-cell table:style-name="ce4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1" table:formula="of:=['Containers &amp; Verbs'.A10]" office:value-type="string" office:string-value="carton" calcext:value-type="string">
            <text:p>cart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Adjectives" table:style-name="ta1">
        <office:forms form:automatic-focus="false" form:apply-design-mode="false"/>
        <table:table-column table:style-name="co20" table:default-cell-style-name="ce14"/>
        <table:table-column table:style-name="co11" table:default-cell-style-name="ce14"/>
        <table:table-row table:style-name="ro1">
          <table:table-cell table:style-name="ce21" office:value-type="string" calcext:value-type="string">
            <text:p>Adjectives</text:p>
          </table:table-cell>
          <table:table-cell table:style-name="ce21"/>
        </table:table-row>
        <table:table-row table:style-name="ro4">
          <table:table-cell table:style-name="ce21" office:value-type="string" calcext:value-type="string">
            <text:p>Forestier</text:p>
          </table:table-cell>
          <table:table-cell table:style-name="ce21" office:value-type="string" calcext:value-type="string">
            <text:p>Urbain</text:p>
          </table:table-cell>
        </table:table-row>
        <table:table-row table:style-name="ro1">
          <table:table-cell office:value-type="string" calcext:value-type="string">
            <text:p>obscur</text:p>
          </table:table-cell>
          <table:table-cell office:value-type="string" calcext:value-type="string">
            <text:p>abandonné</text:p>
          </table:table-cell>
        </table:table-row>
        <table:table-row table:style-name="ro1">
          <table:table-cell office:value-type="string" calcext:value-type="string">
            <text:p>oppressant</text:p>
          </table:table-cell>
          <table:table-cell office:value-type="string" calcext:value-type="string">
            <text:p>délabré</text:p>
          </table:table-cell>
        </table:table-row>
        <table:table-row table:style-name="ro1">
          <table:table-cell office:value-type="string" calcext:value-type="string">
            <text:p>sinistre</text:p>
          </table:table-cell>
          <table:table-cell office:value-type="string" calcext:value-type="string">
            <text:p>désolé</text:p>
          </table:table-cell>
        </table:table-row>
        <table:table-row table:style-name="ro1">
          <table:table-cell office:value-type="string" calcext:value-type="string">
            <text:p>verdoyant</text:p>
          </table:table-cell>
          <table:table-cell office:value-type="string" calcext:value-type="string">
            <text:p>sinistre</text:p>
          </table:table-cell>
        </table:table-row>
        <table:table-row table:style-name="ro1">
          <table:table-cell office:value-type="string" calcext:value-type="string">
            <text:p>calciné</text:p>
          </table:table-cell>
          <table:table-cell office:value-type="string" calcext:value-type="string">
            <text:p>sord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00:58:17.3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editing-duration>P4DT5H59M5S</meta:editing-duration>
    <meta:editing-cycles>162</meta:editing-cycles>
    <meta:creation-date>2018-07-22T16:48:03.546000000</meta:creation-date>
    <dc:date>2018-09-27T04:53:28.165000000</dc:date>
    <meta:document-statistic meta:table-count="10" meta:cell-count="1713" meta:object-count="0"/>
  </office:meta>
</office:document-meta>
</file>